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dHatText" svg:font-family="RedHatText, Overpass, Overpass, Helvetica, Arial, sans-serif"/>
  </office:font-face-decls>
  <office:automatic-styles>
    <style:style style:name="P1" style:family="paragraph" style:parent-style-name="Header">
      <style:text-properties officeooo:rsid="001ad00f" officeooo:paragraph-rsid="001ad00f"/>
    </style:style>
    <style:style style:name="P2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af43a" officeooo:paragraph-rsid="001af43a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af43a" officeooo:paragraph-rsid="001be3db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af43a" officeooo:paragraph-rsid="001ce3e3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ce3e3" officeooo:paragraph-rsid="001ce3e3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da6b1" officeooo:paragraph-rsid="001da6b1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dcd4e" officeooo:paragraph-rsid="001dcd4e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officeooo:rsid="001f886f" officeooo:paragraph-rsid="001f886f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12pt" fo:font-weight="bold" officeooo:rsid="001f886f" officeooo:paragraph-rsid="001f886f" style:font-size-asian="12pt" style:font-weight-asian="bold" style:font-size-complex="1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fo:color="#151515" loext:opacity="100%" style:font-name="RedHatText" fo:font-size="15pt" fo:letter-spacing="normal" fo:font-style="normal" fo:font-weight="normal"/>
    </style:style>
    <style:style style:name="T3" style:family="text">
      <style:text-properties fo:font-variant="normal" fo:text-transform="none" fo:color="#151515" loext:opacity="100%" style:font-name="RedHatText" fo:letter-spacing="normal" fo:font-style="normal"/>
    </style:style>
    <style:style style:name="T4" style:family="text">
      <style:text-properties fo:font-variant="normal" fo:text-transform="none" fo:color="#151515" loext:opacity="100%" style:font-name="RedHatText" fo:letter-spacing="normal" fo:font-style="normal" fo:font-weight="normal"/>
    </style:style>
    <style:style style:name="T5" style:family="text">
      <style:text-properties fo:font-variant="normal" fo:text-transform="none" fo:color="#151515" loext:opacity="100%" style:font-name="RedHatText" fo:letter-spacing="normal" fo:font-style="normal" fo:font-weight="normal" officeooo:rsid="001be3db"/>
    </style:style>
    <style:style style:name="T6" style:family="text">
      <style:text-properties fo:font-variant="normal" fo:text-transform="none" fo:color="#151515" loext:opacity="100%" style:font-name="RedHatText" fo:letter-spacing="normal" fo:font-style="normal" fo:font-weight="normal" officeooo:rsid="001da6b1"/>
    </style:style>
    <style:style style:name="T7" style:family="text">
      <style:text-properties fo:font-variant="normal" fo:text-transform="none" fo:color="#151515" loext:opacity="100%" style:font-name="RedHatText" fo:letter-spacing="normal" fo:font-style="normal" fo:font-weight="normal" officeooo:rsid="001dcd4e"/>
    </style:style>
    <style:style style:name="T8" style:family="text">
      <style:text-properties fo:font-variant="normal" fo:text-transform="none" fo:color="#151515" loext:opacity="100%" style:font-name="RedHatTex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151515" loext:opacity="100%" style:font-name="RedHatText" fo:letter-spacing="normal" fo:font-style="normal" fo:font-weight="bold" officeooo:rsid="001dcd4e" style:font-weight-asian="bold" style:font-weight-complex="bold"/>
    </style:style>
    <style:style style:name="T10" style:family="text">
      <style:text-properties fo:font-variant="normal" fo:text-transform="none" fo:color="#151515" loext:opacity="100%" fo:letter-spacing="normal"/>
    </style:style>
    <style:style style:name="T11" style:family="text">
      <style:text-properties fo:font-variant="normal" fo:text-transform="none" fo:color="#0066cc" loext:opacity="100%" style:text-line-through-style="none" style:text-line-through-type="none" style:font-name="RedHatText" fo:font-size="1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4080" loext:opacity="100%" style:font-name="RedHatText" fo:font-size="1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004080" loext:opacity="100%" style:font-name="RedHatTex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inux is an </text:span><text:a xlink:type="simple" xlink:href="https://www.redhat.com/en/topics/open-source/what-is-open-source" text:style-name="Internet_20_link" text:visited-style-name="Visited_20_Internet_20_Link"><text:span text:style-name="T11">open source</text:span></text:a><text:span text:style-name="T10"> </text:span><text:span text:style-name="T2">operating system (OS). An </text:span><text:a xlink:type="simple" xlink:href="https://www.redhat.com/en/technologies/linux-platforms/old-enterprise-linux" text:style-name="Internet_20_link" text:visited-style-name="Visited_20_Internet_20_Link"><text:span text:style-name="T11">operating system</text:span></text:a><text:span text:style-name="T10"> </text:span><text:span text:style-name="T2">is the software that directly manages a system’s hardware and resources, like CPU, memory, and </text:span><text:a xlink:type="simple" xlink:href="https://www.redhat.com/en/topics/data-storage/software-defined-storage" text:style-name="Internet_20_link" text:visited-style-name="Visited_20_Internet_20_Link">storage</text:a><text:span text:style-name="T12">.</text:span></text:p>
      <text:p text:style-name="P3"><text:span text:style-name="T13"><text:s text:c="16"/>Cmd <text:s text:c="12"/></text:span></text:p>
      <text:p text:style-name="P4"><text:span text:style-name="T5">1.</text:span><text:span text:style-name="T4">ls <text:s text:c="2"/><text:tab/><text:tab/><text:tab/>--&gt; list the </text:span><text:span text:style-name="T5">files and folders</text:span></text:p>
      <text:p text:style-name="P5"><text:span text:style-name="T5">2.cd<text:tab/><text:tab/><text:tab/>--&gt; change directory</text:span></text:p>
      <text:p text:style-name="P6"><text:span text:style-name="T5">3.-</text:span><text:span text:style-name="T4">l <text:tab/><text:tab/><text:tab/>--&gt; permission of the file</text:span></text:p>
      <text:p text:style-name="P6"><text:span text:style-name="T4">4.touch<text:tab/><text:tab/>--&gt; create the file </text:span></text:p>
      <text:p text:style-name="P6"><text:span text:style-name="T4">5.mkdir <text:tab/><text:tab/>--&gt; create the folder</text:span></text:p>
      <text:p text:style-name="P6"><text:span text:style-name="T4">6.pwd<text:tab/><text:tab/>--&gt; present working directory</text:span></text:p>
      <text:p text:style-name="P7"><text:span text:style-name="T4"><text:s text:c="9"/></text:span><text:span text:style-name="T8"><text:s/></text:span><text:span text:style-name="T9">Using </text:span><text:span text:style-name="T4"><text:s text:c="2"/></text:span><text:span text:style-name="T8">ls </text:span><text:span text:style-name="T9">cmd</text:span></text:p>
      <text:p text:style-name="P6"><text:span text:style-name="T4">7. -t<text:tab/><text:tab/><text:tab/>--&gt; show the creation time</text:span></text:p>
      <text:p text:style-name="P6"><text:span text:style-name="T4">8. -r<text:tab/><text:tab/><text:tab/>--&gt; reverse</text:span></text:p>
      <text:p text:style-name="P6"><text:span text:style-name="T4">9. -h<text:tab/><text:tab/><text:tab/>--&gt; human redable</text:span></text:p>
      <text:p text:style-name="P6"><text:span text:style-name="T4">10. -</text:span><text:span text:style-name="T6">a<text:tab/><text:tab/><text:tab/>--&gt;hidden files</text:span></text:p>
      <text:p text:style-name="P7"><text:span text:style-name="T4">11. -A<text:tab/><text:tab/><text:tab/>--&gt;</text:span></text:p>
      <text:p text:style-name="P7"><text:span text:style-name="T4">12. -s <text:tab/><text:tab/>--&gt; size of the file and folder</text:span></text:p>
      <text:p text:style-name="P7"><text:span text:style-name="T4">13. -</text:span><text:span text:style-name="T7">lt<text:tab/><text:tab/><text:tab/>--&gt; show the recent create file in top line</text:span></text:p>
      <text:p text:style-name="P8"><text:span text:style-name="T4">14. -ltr<text:tab/><text:tab/>--&gt; show the recent create file in bottom line</text:span></text:p>
      <text:p text:style-name="P10"><text:span text:style-name="T3"><text:s text:c="5"/>DELETE</text:span></text:p>
      <text:p text:style-name="P8"><text:span text:style-name="T4">15. rmdir <text:tab/><text:tab/>--&gt; remove the empty dirctory</text:span></text:p>
      <text:p text:style-name="P8"><text:span text:style-name="T4">16. rm -r<text:tab/><text:tab/>--&gt; remove the non empty directory</text:span></text:p>
      <text:p text:style-name="P9"><text:span text:style-name="T4">17. rm file_name<text:tab/>--&gt; remove the single file</text:span></text:p>
      <text:p text:style-name="P9"><text:span text:style-name="T4">18.rm *<text:tab/><text:tab/>--&gt; remove the multiple file </text:span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dHatText" svg:font-family="RedHatText, Overpass, Overpass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00f" officeooo:paragraph-rsid="001ad00f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a933" fo:border-bottom="0.06pt solid #00a933" fo:border-left="none" fo:border-right="none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37"/><text:span text:style-name="MT1">LINUX COMMANDS AND NOT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9:48:34.166001201</meta:creation-date>
    <dc:date>2023-03-31T21:22:03.061955854</dc:date>
    <meta:editing-duration>PT5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71" meta:character-count="925" meta:non-whitespace-character-count="677"/>
  </office:meta>
</office:document-meta>
</file>